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65cm"/>
    </style:style>
    <style:style style:name="co3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1.192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4.1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>
            <text:p><text:s/>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Funktion</text:p>
          </table:table-cell>
          <table:table-cell office:value-type="string">
            <text:p>Teil</text:p>
          </table:table-cell>
          <table:table-cell office:value-type="string">
            <text:p>Link</text:p>
          </table:table-cell>
          <table:table-cell office:value-type="string">
            <text:p>Anzahl</text:p>
          </table:table-cell>
          <table:table-cell office:value-type="string">
            <text:p>Einzelpreis</text:p>
          </table:table-cell>
          <table:table-cell office:value-type="string">
            <text:p>Gesamtpreis</text:p>
          </table:table-cell>
          <table:table-cell/>
          <table:table-cell office:value-type="string">
            <text:p>gliefert? </text:p>
          </table:table-cell>
          <table:table-cell table:number-columns-repeated="2"/>
          <table:table-cell office:value-type="string">
            <text:p>Da:</text:p>
          </table:table-cell>
        </table:table-row>
        <table:table-row table:style-name="ro1">
          <table:table-cell office:value-type="string">
            <text:p>Mainboard-µC</text:p>
          </table:table-cell>
          <table:table-cell office:value-type="string">
            <text:p>Atmega644V-10MU</text:p>
          </table:table-cell>
          <table:table-cell office:value-type="string">
            <text:p><text:a xlink:href="http://www.reichelt.de/Atmel-ATMega-AVRs/ATMEGA-644V-10MU/index.html?;ACTION=3;LA=2;ARTICLE=68175;GROUPID=2959;artnr=ATMEGA+644V-10MU;SID=11Tfzlhn8AAAIAAH9VS3ce237d2eea705dd874d1a6f892940d48b">http://www.reichelt.de/Atmel-ATMega-AVRs/ATMEGA-644V-10MU/index.html?;ACTION=3;LA=2;ARTICLE=68175;GROUPID=2959;artnr=ATMEGA+644V-10MU;SID=11Tfzlhn8AAAIAAH9VS3ce237d2eea705dd874d1a6f892940d48b</text:a></text:p>
          </table:table-cell>
          <table:table-cell table:formula="of:=2*2" office:value-type="float" office:value="4">
            <text:p>4</text:p>
          </table:table-cell>
          <table:table-cell office:value-type="float" office:value="2.45">
            <text:p>2,45</text:p>
          </table:table-cell>
          <table:table-cell table:formula="of:=([.D7])*[.E7]" office:value-type="float" office:value="9.8">
            <text:p>9,8</text:p>
          </table:table-cell>
          <table:table-cell/>
          <table:table-cell office:value-type="string">
            <text:p>OK</text:p>
          </table:table-cell>
          <table:table-cell table:number-columns-repeated="2"/>
          <table:table-cell office:value-type="string">
            <text:p>Sicherungsanschlüsse</text:p>
          </table:table-cell>
        </table:table-row>
        <table:table-row table:style-name="ro1">
          <table:table-cell office:value-type="string">
            <text:p>Treiber-µC</text:p>
          </table:table-cell>
          <table:table-cell office:value-type="string">
            <text:p>ATMega8-16 TQPF</text:p>
          </table:table-cell>
          <table:table-cell office:value-type="string">
            <text:p><text:a xlink:href="http://www.reichelt.de/Atmel-ATMega-AVRs/ATMEGA-8-16-TQ/index.html?;ACTION=3;LA=2;ARTICLE=5http://www.reichelt.de/SMD-0805-100-Ohm-820-Ohm/SMD-0805-270/index.html?;ACTION=3;LA=2;ARTICLE=32879;GROUPID=3096;artnr=SMD-0805+270;SID=11Tfzlhn8AAAIAAH9VS3ce237d2eea705dd874d1a6f892940d48b0551;GROUPID=2959;artnr=ATMEGA+8-16+TQ;SID=11Tfzlhn8AAAIAAH9VS3ce237d2eea705dd874d1a6f892940d48b">www.reichelt.de/Atmel-ATMega-AVRs/ATMEGA-8-16-TQ/index.html?;ACTION=3;LA=2;ARTICLE=5http://www.reichelt.de/SMD-0805-100-Ohm-820-Ohm/SMD-0805-270/index.html?;ACTION=3;LA=2;ARTICLE=32879;GROUPID=3096;artnr=SMD-0805+270;SID=11Tfzlhn8AAAIAAH9VS3ce237d2eea705dd874d1a6f892940d48b0551;GROUPID=2959;artnr=ATMEGA+8-16+TQ;SID=11Tfzlhn8AAAIAAH9VS3ce237d2eea705dd874d1a6f892940d48b</text:a></text:p>
          </table:table-cell>
          <table:table-cell table:formula="of:=2*3" office:value-type="float" office:value="6">
            <text:p>6</text:p>
          </table:table-cell>
          <table:table-cell office:value-type="float" office:value="2.2">
            <text:p>2,2</text:p>
          </table:table-cell>
          <table:table-cell table:formula="of:=([.D8])*[.E8]" office:value-type="float" office:value="13.2">
            <text:p>13,2</text:p>
          </table:table-cell>
          <table:table-cell/>
          <table:table-cell office:value-type="string">
            <text:p>OK</text:p>
          </table:table-cell>
          <table:table-cell table:number-columns-repeated="2"/>
          <table:table-cell office:value-type="string">
            <text:p>SMD-Potis</text:p>
          </table:table-cell>
        </table:table-row>
        <table:table-row table:style-name="ro1">
          <table:table-cell office:value-type="string">
            <text:p>5V – Regler</text:p>
          </table:table-cell>
          <table:table-cell office:value-type="string">
            <text:p>LS7805 <text:s text:c="3"/>( 5V, 1A)</text:p>
          </table:table-cell>
          <table:table-cell office:value-type="string">
            <text:p><text:a xlink:href="http://www.reichelt.de/ICs-A-A-/-A-7805/index.html?;ACTION=3;LA=444;GROUP=A211;GROUPID=2908;ARTICLE=23443;START=0;SORT=preis;OFFSET=500;SID=11Tfzlhn8AAAIAAH9VS3ce237d2eea705dd874d1a6f892940d48b">http://www.reichelt.de/ICs-A-A-/-A-7805/index.html?;ACTION=3;LA=444;GROUP=A211;GROUPID=2908;ARTICLE=23443;START=0;SORT=preis;OFFSET=500;SID=11Tfzlhn8AAAIAAH9VS3ce237d2eea705dd874d1a6f892940d48b</text:a></text:p>
          </table:table-cell>
          <table:table-cell table:formula="of:=2*2" office:value-type="float" office:value="4">
            <text:p>4</text:p>
          </table:table-cell>
          <table:table-cell office:value-type="float" office:value="0.29">
            <text:p>0,29</text:p>
          </table:table-cell>
          <table:table-cell table:formula="of:=([.D9])*[.E9]" office:value-type="float" office:value="1.16">
            <text:p>1,16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3,xV – Regler</text:p>
          </table:table-cell>
          <table:table-cell office:value-type="string">
            <text:p>LP 2950 ACZ3,0 <text:s text:c="3"/>(3V, 0,16A)</text:p>
          </table:table-cell>
          <table:table-cell office:value-type="string">
            <text:p><text:a xlink:href="http://www.reichelt.de/ICs-LM-LS-/LP-2950-ACZ3-0/index.html?;ACTION=3;LA=444;GROUP=A215;GROUPID=2912;ARTICLE=39473;START=0;SORT=preis;OFFSET=500;SID=11Tfzlhn8AAAIAAH9VS3ce237d2eea705dd874d1a6f892940d48b">http://www.reichelt.de/ICs-LM-LS-/LP-2950-ACZ3-0/index.html?;ACTION=3;LA=444;GROUP=A215;GROUPID=2912;ARTICLE=39473;START=0;SORT=preis;OFFSET=500;SID=11Tfzlhn8AAAIAAH9VS3ce237d2eea705dd874d1a6f892940d48b</text:a></text:p>
          </table:table-cell>
          <table:table-cell table:formula="of:=2*1" office:value-type="float" office:value="2">
            <text:p>2</text:p>
          </table:table-cell>
          <table:table-cell office:value-type="float" office:value="0.33">
            <text:p>0,33</text:p>
          </table:table-cell>
          <table:table-cell table:formula="of:=([.D10])*[.E10]" office:value-type="float" office:value="0.66">
            <text:p>0,66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Sicherungen &gt;10A träge</text:p>
          </table:table-cell>
          <table:table-cell office:value-type="string">
            <text:p>15A KFZ-Flachsicherung</text:p>
          </table:table-cell>
          <table:table-cell office:value-type="string">
            <text:p><text:a xlink:href="http://www.reichelt.de/FKS-KFZ-Flachsicherungen/FKS-15A/index.html?;ACTION=3;LA=2;ARTICLE=7783;GROUPID=3303;artnr=FKS+15A;SID=11Tfzlhn8AAAIAAH9VS3ce237d2eea705dd874d1a6f892940d48b">http://www.reichelt.de/FKS-KFZ-Flachsicherungen/FKS-15A/index.html?;ACTION=3;LA=2;ARTICLE=7783;GROUPID=3303;artnr=FKS+15A;SID=11Tfzlhn8AAAIAAH9VS3ce237d2eea705dd874d1a6f892940d48b</text:a></text:p>
          </table:table-cell>
          <table:table-cell table:formula="of:=2*7" office:value-type="float" office:value="14">
            <text:p>14</text:p>
          </table:table-cell>
          <table:table-cell office:value-type="float" office:value="0.11">
            <text:p>0,11</text:p>
          </table:table-cell>
          <table:table-cell table:formula="of:=([.D11])*[.E11]" office:value-type="float" office:value="1.54">
            <text:p>1,54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Widerstände 270Ohm 0805</text:p>
          </table:table-cell>
          <table:table-cell office:value-type="string">
            <text:p>270Ohm Widerstand 0805</text:p>
          </table:table-cell>
          <table:table-cell office:value-type="string">
            <text:p><text:a xlink:href="http://www.reichelt.de/SMD-0805-100-Ohm-820-Ohm/SMD-0805-270/index.html?;ACTION=3;LA=2;ARTICLE=32879;GROUPID=3096;artnr=SMD-0805+270;SID=11Tfzlhn8AAAIAAH9VS3ce237d2eea705dd874d1a6f892940d48b">http://www.reichelt.de/SMD-0805-100-Ohm-820-Ohm/SMD-0805-270/index.html?;ACTION=3;LA=2;ARTICLE=32879;GROUPID=3096;artnr=SMD-0805+270;SID=11Tfzlhn8AAAIAAH9VS3ce237d2eea705dd874d1a6f892940d48b</text:a></text:p>
          </table:table-cell>
          <table:table-cell table:formula="of:=2*17" office:value-type="float" office:value="34">
            <text:p>34</text:p>
          </table:table-cell>
          <table:table-cell office:value-type="float" office:value="0.082">
            <text:p>0,082</text:p>
          </table:table-cell>
          <table:table-cell table:formula="of:=([.D12])*[.E12]" office:value-type="float" office:value="2.788">
            <text:p>2,788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Widerstände &gt;1kOhm SMD 0805</text:p>
          </table:table-cell>
          <table:table-cell office:value-type="string">
            <text:p>1,2kOhm Widerstand 0805</text:p>
          </table:table-cell>
          <table:table-cell office:value-type="string">
            <text:p><text:a xlink:href="http://www.reichelt.de/SMD-0805-1-00-k-Ohm-8-20-k-Ohm/SMD-0805-1-20K/index.html?;ACTION=3;LA=2;ARTICLE=32887;GROUPID=3097;artnr=SMD-0805+1%2C20K;SID=11Tfzlhn8AAAIAAH9VS3ce237d2eea705dd874d1a6f892940d48b">http://www.reichelt.de/SMD-0805-1-00-k-Ohm-8-20-k-Ohm/SMD-0805-1-20K/index.html?;ACTION=3;LA=2;ARTICLE=32887;GROUPID=3097;artnr=SMD-0805+1%2C20K;SID=11Tfzlhn8AAAIAAH9VS3ce237d2eea705dd874d1a6f892940d48b</text:a></text:p>
          </table:table-cell>
          <table:table-cell table:formula="of:=2*13+2*7" office:value-type="float" office:value="40">
            <text:p>40</text:p>
          </table:table-cell>
          <table:table-cell office:value-type="float" office:value="0.082">
            <text:p>0,082</text:p>
          </table:table-cell>
          <table:table-cell table:formula="of:=([.D13])*[.E13]" office:value-type="float" office:value="3.28">
            <text:p>3,28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Stiftleiste 2x17 abgewinkelt</text:p>
          </table:table-cell>
          <table:table-cell office:value-type="string">
            <text:p>Wannenstecker, 34pol. gewinkelt</text:p>
          </table:table-cell>
          <table:table-cell office:value-type="string">
            <text:p><text:a xlink:href="http://www.reichelt.de/Pfosten-Wannenstecker/WSL-34W/index.html?;ACTION=3;LA=2;ARTICLE=22833;GROUPID=3231;artnr=WSL+34W;SID=11Tfzlhn8AAAIAAH9VS3ce237d2eea705dd874d1a6f892940d48b">http://www.reichelt.de/Pfosten-Wannenstecker/WSL-34W/index.html?;ACTION=3;LA=2;ARTICLE=22833;GROUPID=3231;artnr=WSL+34W;SID=11Tfzlhn8AAAIAAH9VS3ce237d2eea705dd874d1a6f892940d48b</text:a></text:p>
          </table:table-cell>
          <table:table-cell table:formula="of:=2*3" office:value-type="float" office:value="6">
            <text:p>6</text:p>
          </table:table-cell>
          <table:table-cell office:value-type="float" office:value="0.29">
            <text:p>0,29</text:p>
          </table:table-cell>
          <table:table-cell table:formula="of:=([.D14])*[.E14]" office:value-type="float" office:value="1.74">
            <text:p>1,74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Stiftleiste 2x3 abgewinkelt (ISP)</text:p>
          </table:table-cell>
          <table:table-cell office:value-type="string">
            <text:p>Wannenstecker, 6pol. gewinkelt</text:p>
          </table:table-cell>
          <table:table-cell office:value-type="string">
            <text:p><text:a xlink:href="http://www.reichelt.de/Pfosten-Wannenstecker/WSL-6W/index.html?;ACTION=3;LA=2;ARTICLE=105978;GROUPID=3231;artnr=WSL+6W;SID=11Tfzlhn8AAAIAAH9VS3ce237d2eea705dd874d1a6f892940d48b">http://www.reichelt.de/Pfosten-Wannenstecker/WSL-6W/index.html?;ACTION=3;LA=2;ARTICLE=105978;GROUPID=3231;artnr=WSL+6W;SID=11Tfzlhn8AAAIAAH9VS3ce237d2eea705dd874d1a6f892940d48b</text:a></text:p>
          </table:table-cell>
          <table:table-cell table:formula="of:=2*4" office:value-type="float" office:value="8">
            <text:p>8</text:p>
          </table:table-cell>
          <table:table-cell office:value-type="float" office:value="0.24">
            <text:p>0,24</text:p>
          </table:table-cell>
          <table:table-cell table:formula="of:=([.D15])*[.E15]" office:value-type="float" office:value="1.92">
            <text:p>1,92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Stiftleiste 2x8 (LCD-Modul)</text:p>
          </table:table-cell>
          <table:table-cell office:value-type="string">
            <text:p>Wannenstecker gewinkelt 16pol</text:p>
          </table:table-cell>
          <table:table-cell office:value-type="string">
            <text:p><text:a xlink:href="http://www.reichelt.de/Pfosten-Wannenstecker/WSL-16W/index.html?;ACTION=3;LA=2;ARTICLE=22824;GROUPID=3231;artnr=WSL+16W;SID=11Tfzlhn8AAAIAAH9VS3ce237d2eea705dd874d1a6f892940d48b">http://www.reichelt.de/Pfosten-Wannenstecker/WSL-16W/index.html?;ACTION=3;LA=2;ARTICLE=22824;GROUPID=3231;artnr=WSL+16W;SID=11Tfzlhn8AAAIAAH9VS3ce237d2eea705dd874d1a6f892940d48b</text:a></text:p>
          </table:table-cell>
          <table:table-cell table:formula="of:=2*1" office:value-type="float" office:value="2">
            <text:p>2</text:p>
          </table:table-cell>
          <table:table-cell office:value-type="float" office:value="0.16">
            <text:p>0,16</text:p>
          </table:table-cell>
          <table:table-cell table:formula="of:=([.D16])*[.E16]" office:value-type="float" office:value="0.32">
            <text:p>0,32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Stiftleiste 3pol</text:p>
          </table:table-cell>
          <table:table-cell office:value-type="string">
            <text:p>Stiftleiste 10pol gewinkelt</text:p>
          </table:table-cell>
          <table:table-cell office:value-type="string">
            <text:p><text:a xlink:href="http://www.reichelt.de/Stiftleisten/SL-1X10W-2-00/index.html?;ACTION=3;LA=2;ARTICLE=51745;GROUPID=3220;artnr=SL+1X10W+2%2C00;SID=11Tfzlhn8AAAIAAH9VS3ce237d2eea705dd874d1a6f892940d48b">http://www.reichelt.de/Stiftleisten/SL-1X10W-2-00/index.html?;ACTION=3;LA=2;ARTICLE=51745;GROUPID=3220;artnr=SL+1X10W+2%2C00;SID=11Tfzlhn8AAAIAAH9VS3ce237d2eea705dd874d1a6f892940d48b</text:a></text:p>
          </table:table-cell>
          <table:table-cell office:value-type="float" office:value="1">
            <text:p>1</text:p>
          </table:table-cell>
          <table:table-cell office:value-type="float" office:value="0.24">
            <text:p>0,24</text:p>
          </table:table-cell>
          <table:table-cell table:formula="of:=([.D17])*[.E17]" office:value-type="float" office:value="0.24">
            <text:p>0,24</text:p>
          </table:table-cell>
          <table:table-cell/>
          <table:table-cell office:value-type="string">
            <text:p>OK</text:p>
          </table:table-cell>
          <table:table-cell office:value-type="string">
            <text:p>X</text:p>
          </table:table-cell>
          <table:table-cell office:value-type="string">
            <text:p>2,00mm</text:p>
          </table:table-cell>
          <table:table-cell/>
        </table:table-row>
        <table:table-row table:style-name="ro1">
          <table:table-cell office:value-type="string">
            <text:p>Pfostenstecker 34Pol.</text:p>
          </table:table-cell>
          <table:table-cell office:value-type="string">
            <text:p>Pfostenbuchse 34pol. Mit zugentl.</text:p>
          </table:table-cell>
          <table:table-cell office:value-type="string">
            <text:p><text:a xlink:href="http://www.reichelt.de/Pfosten-Wannenstecker/PFL-34/index.html?;ACTION=3;LA=2;ARTICLE=14576;GROUPID=3231;artnr=PFL+34;SID=11Tfzlhn8AAAIAAH9VS3ce237d2eea705dd874d1a6f892940d48b">http://www.reichelt.de/Pfosten-Wannenstecker/PFL-34/index.html?;ACTION=3;LA=2;ARTICLE=14576;GROUPID=3231;artnr=PFL+34;SID=11Tfzlhn8AAAIAAH9VS3ce237d2eea705dd874d1a6f892940d48b</text:a></text:p>
          </table:table-cell>
          <table:table-cell table:formula="of:=2*3" office:value-type="float" office:value="6">
            <text:p>6</text:p>
          </table:table-cell>
          <table:table-cell office:value-type="float" office:value="0.16">
            <text:p>0,16</text:p>
          </table:table-cell>
          <table:table-cell table:formula="of:=[.D18]*[.E18]" office:value-type="float" office:value="0.96">
            <text:p>0,96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22nf-Kerkos SMD 0805 (für Quartz)</text:p>
          </table:table-cell>
          <table:table-cell office:value-type="string">
            <text:p>22nf Kerko 0805</text:p>
          </table:table-cell>
          <table:table-cell office:value-type="string">
            <text:p><text:a xlink:href="http://www.reichelt.de/Vielschicht-SMD-G0805/X7R-G0805-22N/index.html?;ACTION=3;LA=2;ARTICLE=22881;GROUPID=3165;artnr=X7R-G0805+22N;SID=11Tfzlhn8AAAIAAH9VS3ce237d2eea705dd874d1a6f892940d48b">http://www.reichelt.de/Vielschicht-SMD-G0805/X7R-G0805-22N/index.html?;ACTION=3;LA=2;ARTICLE=22881;GROUPID=3165;artnr=X7R-G0805+22N;SID=11Tfzlhn8AAAIAAH9VS3ce237d2eea705dd874d1a6f892940d48b</text:a></text:p>
          </table:table-cell>
          <table:table-cell table:formula="of:=2*4" office:value-type="float" office:value="8">
            <text:p>8</text:p>
          </table:table-cell>
          <table:table-cell office:value-type="float" office:value="0.05">
            <text:p>0,05</text:p>
          </table:table-cell>
          <table:table-cell table:formula="of:=([.D19])*[.E19]" office:value-type="float" office:value="0.4">
            <text:p>0,4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Quartz 10MHz</text:p>
          </table:table-cell>
          <table:table-cell office:value-type="string">
            <text:p>10MHz-Quartz, SMD</text:p>
          </table:table-cell>
          <table:table-cell office:value-type="string">
            <text:p><text:a xlink:href="http://www.reichelt.de/Quarze/10-0000-HC49-SMD/index.html?;ACTION=3;LA=2;ARTICLE=72513;GROUPID=3173;artnr=10%2C0000-HC49-SMD;SID=11Tfzlhn8AAAIAAH9VS3ce237d2eea705dd874d1a6f892940d48b">http://www.reichelt.de/Quarze/10-0000-HC49-SMD/index.html?;ACTION=3;LA=2;ARTICLE=72513;GROUPID=3173;artnr=10%2C0000-HC49-SMD;SID=11Tfzlhn8AAAIAAH9VS3ce237d2eea705dd874d1a6f892940d48b</text:a></text:p>
          </table:table-cell>
          <table:table-cell table:formula="of:=2*1" office:value-type="float" office:value="2">
            <text:p>2</text:p>
          </table:table-cell>
          <table:table-cell office:value-type="float" office:value="0.24">
            <text:p>0,24</text:p>
          </table:table-cell>
          <table:table-cell table:formula="of:=([.D20])*[.E20]" office:value-type="float" office:value="0.48">
            <text:p>0,48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Elkos &gt;100µf &gt;6V </text:p>
          </table:table-cell>
          <table:table-cell office:value-type="string">
            <text:p>SMD-Elko 220µF • 16V • 105°C</text:p>
          </table:table-cell>
          <table:table-cell office:value-type="string">
            <text:p><text:a xlink:href="http://www.reichelt.de/ELKOS-SMD-Low-ESR-105-C/VF-220-16-K-D8/index.html?;ACTION=3;LA=2;ARTICLE=84766;GROUPID=4001;artnr=VF+220%2F16+K-D8;SID=11Tfzlhn8AAAIAAH9VS3ce237d2eea705dd874d1a6f892940d48b">http://www.reichelt.de/ELKOS-SMD-Low-ESR-105-C/VF-220-16-K-D8/index.html?;ACTION=3;LA=2;ARTICLE=84766;GROUPID=4001;artnr=VF+220%2F16+K-D8;SID=11Tfzlhn8AAAIAAH9VS3ce237d2eea705dd874d1a6f892940d48b</text:a></text:p>
          </table:table-cell>
          <table:table-cell table:formula="of:=2*3" office:value-type="float" office:value="6">
            <text:p>6</text:p>
          </table:table-cell>
          <table:table-cell office:value-type="float" office:value="0.16">
            <text:p>0,16</text:p>
          </table:table-cell>
          <table:table-cell table:formula="of:=([.D21])*[.E21]" office:value-type="float" office:value="0.96">
            <text:p>0,96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0,1nf Kerkos für Sensoren</text:p>
          </table:table-cell>
          <table:table-cell office:value-type="string">
            <text:p>100pf Kerko 0805</text:p>
          </table:table-cell>
          <table:table-cell office:value-type="string">
            <text:p><text:a xlink:href="http://www.reichelt.de/Vielschicht-SMD-G0805/NPO-G0805-100P/index.html?;ACTION=3;LA=2;ARTICLE=13512;GROUPID=3165;artnr=NPO-G0805+100P;SID=11Tfzlhn8AAAIAAH9VS3ce237d2eea705dd874d1a6f892940d48b">http://www.reichelt.de/Vielschicht-SMD-G0805/NPO-G0805-100P/index.html?;ACTION=3;LA=2;ARTICLE=13512;GROUPID=3165;artnr=NPO-G0805+100P;SID=11Tfzlhn8AAAIAAH9VS3ce237d2eea705dd874d1a6f892940d48b</text:a></text:p>
          </table:table-cell>
          <table:table-cell table:formula="of:=2*2" office:value-type="float" office:value="4">
            <text:p>4</text:p>
          </table:table-cell>
          <table:table-cell office:value-type="float" office:value="0.05">
            <text:p>0,05</text:p>
          </table:table-cell>
          <table:table-cell table:formula="of:=([.D22])*[.E22]" office:value-type="float" office:value="0.2">
            <text:p>0,2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2,2nf Kerko für Gyro</text:p>
          </table:table-cell>
          <table:table-cell office:value-type="string">
            <text:p>2,2nf Kerko 0805</text:p>
          </table:table-cell>
          <table:table-cell office:value-type="string">
            <text:p><text:a xlink:href="http://www.reichelt.de/Vielschicht-SMD-G0805/X7R-G0805-2-2N/index.html?;ACTION=3;LA=2;ARTICLE=22879;GROUPID=3165;artnr=X7R-G0805+2%2C2N;SID=11Tfzlhn8AAAIAAH9VS3ce237d2eea705dd874d1a6f892940d48b">http://www.reichelt.de/Vielschicht-SMD-G0805/X7R-G0805-2-2N/index.html?;ACTION=3;LA=2;ARTICLE=22879;GROUPID=3165;artnr=X7R-G0805+2%2C2N;SID=11Tfzlhn8AAAIAAH9VS3ce237d2eea705dd874d1a6f892940d48b</text:a></text:p>
          </table:table-cell>
          <table:table-cell table:formula="of:=2*1" office:value-type="float" office:value="2">
            <text:p>2</text:p>
          </table:table-cell>
          <table:table-cell office:value-type="float" office:value="0.05">
            <text:p>0,05</text:p>
          </table:table-cell>
          <table:table-cell table:formula="of:=([.D23])*[.E23]" office:value-type="float" office:value="0.1">
            <text:p>0,1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100nf-Kerko Sabilisation SMD 0805</text:p>
          </table:table-cell>
          <table:table-cell office:value-type="string">
            <text:p>100nf Kerko 0805</text:p>
          </table:table-cell>
          <table:table-cell office:value-type="string">
            <text:p><text:a xlink:href="http://www.reichelt.de/Vielschicht-SMD-G0805/X7R-G0805-100N/index.html?;ACTION=3;LA=2;ARTICLE=31879;GROUPID=3165;artnr=X7R-G0805+100N;SID=11Tfzlhn8AAAIAAH9VS3ce237d2eea705dd874d1a6f892940d48b">http://www.reichelt.de/Vielschicht-SMD-G0805/X7R-G0805-100N/index.html?;ACTION=3;LA=2;ARTICLE=31879;GROUPID=3165;artnr=X7R-G0805+100N;SID=11Tfzlhn8AAAIAAH9VS3ce237d2eea705dd874d1a6f892940d48b</text:a></text:p>
          </table:table-cell>
          <table:table-cell table:formula="of:=2*20" office:value-type="float" office:value="40">
            <text:p>40</text:p>
          </table:table-cell>
          <table:table-cell office:value-type="float" office:value="0.5">
            <text:p>0,5</text:p>
          </table:table-cell>
          <table:table-cell table:formula="of:=([.D24])*[.E24]" office:value-type="float" office:value="20">
            <text:p>20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Treibertransistoren für n-ch-MOSFETs</text:p>
          </table:table-cell>
          <table:table-cell office:value-type="string">
            <text:p>SMBTA 42 (300V, 0,5A)</text:p>
          </table:table-cell>
          <table:table-cell office:value-type="string">
            <text:p><text:a xlink:href="http://www.reichelt.de/MAT-MJ-MPSA-Trans-/SMBTA-42-SMD/index.html?;ACTION=3;LA=2;ARTICLE=41828;GROUPID=2886;artnr=SMBTA+42+SMD;SID=11Tfzlhn8AAAIAAH9VS3ce237d2eea705dd874d1a6f892940d48b">http://www.reichelt.de/MAT-MJ-MPSA-Trans-/SMBTA-42-SMD/index.html?;ACTION=3;LA=2;ARTICLE=41828;GROUPID=2886;artnr=SMBTA+42+SMD;SID=11Tfzlhn8AAAIAAH9VS3ce237d2eea705dd874d1a6f892940d48b</text:a></text:p>
          </table:table-cell>
          <table:table-cell table:formula="of:=2*13 + 2*4" office:value-type="float" office:value="34">
            <text:p>34</text:p>
          </table:table-cell>
          <table:table-cell office:value-type="float" office:value="0.05">
            <text:p>0,05</text:p>
          </table:table-cell>
          <table:table-cell table:formula="of:=([.D25])*[.E25]" office:value-type="float" office:value="1.7">
            <text:p>1,7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P-ch MOSFETs &gt;10A, &gt;50V</text:p>
          </table:table-cell>
          <table:table-cell office:value-type="string">
            <text:p>IRF 9Z34N (55V, 19A)</text:p>
          </table:table-cell>
          <table:table-cell office:value-type="string">
            <text:p><text:a xlink:href="http://www.reichelt.de/IRC-IRF-Transistoren/IRF-9Z34N/index.html?;ACTION=3;LA=2;ARTICLE=41643;GROUPID=2891;artnr=IRF+9Z34N;SID=11Tfzlhn8AAAIAAH9VS3ce237d2eea705dd874d1a6f892940d48b">http://www.reichelt.de/IRC-IRF-Transistoren/IRF-9Z34N/index.html?;ACTION=3;LA=2;ARTICLE=41643;GROUPID=2891;artnr=IRF+9Z34N;SID=11Tfzlhn8AAAIAAH9VS3ce237d2eea705dd874d1a6f892940d48b</text:a></text:p>
          </table:table-cell>
          <table:table-cell table:formula="of:=2*13" office:value-type="float" office:value="26">
            <text:p>26</text:p>
          </table:table-cell>
          <table:table-cell office:value-type="float" office:value="0.44">
            <text:p>0,44</text:p>
          </table:table-cell>
          <table:table-cell table:formula="of:=([.D26])*[.E26]" office:value-type="float" office:value="11.44">
            <text:p>11,44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N-ch MOSFETs &gt;10A, &gt;50V</text:p>
          </table:table-cell>
          <table:table-cell office:value-type="string">
            <text:p>IRLR 024N (55V, 17A)</text:p>
          </table:table-cell>
          <table:table-cell office:value-type="string">
            <text:p><text:a xlink:href="http://www.reichelt.de/IRL-IRFZ-Transistoren/IRLR-024N/index.html?;ACTION=3;LA=2;ARTICLE=41769;GROUPID=2896;artnr=IRLR+024N;SID=11Tfzlhn8AAAIAAH9VS3ce237d2eea705dd874d1a6f892940d48b">http://www.reichelt.de/IRL-IRFZ-Transistoren/IRLR-024N/index.html?;ACTION=3;LA=2;ARTICLE=41769;GROUPID=2896;artnr=IRLR+024N;SID=11Tfzlhn8AAAIAAH9VS3ce237d2eea705dd874d1a6f892940d48b</text:a></text:p>
          </table:table-cell>
          <table:table-cell table:formula="of:=2*13" office:value-type="float" office:value="26">
            <text:p>26</text:p>
          </table:table-cell>
          <table:table-cell office:value-type="float" office:value="0.37">
            <text:p>0,37</text:p>
          </table:table-cell>
          <table:table-cell table:formula="of:=([.D27])*[.E27]" office:value-type="float" office:value="9.62">
            <text:p>9,62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Eurokarten-Platinenmaterial</text:p>
          </table:table-cell>
          <table:table-cell office:value-type="string">
            <text:p>Cu besch. Epoxidplatte 160x100</text:p>
          </table:table-cell>
          <table:table-cell office:value-type="string">
            <text:p><text:a xlink:href="http://www.reichelt.de/Platinenzuschnitte/EPCU-160X100/index.html?;ACTION=3;LA=2;ARTICLE=7407;GROUPID=3370;artnr=EPCU+160X100;SID=11Tfzlhn8AAAIAAH9VS3ce237d2eea705dd874d1a6f892940d48b">http://www.reichelt.de/Platinenzuschnitte/EPCU-160X100/index.html?;ACTION=3;LA=2;ARTICLE=7407;GROUPID=3370;artnr=EPCU+160X100;SID=11Tfzlhn8AAAIAAH9VS3ce237d2eea705dd874d1a6f892940d48b</text:a></text:p>
          </table:table-cell>
          <table:table-cell table:formula="of:=2*2" office:value-type="float" office:value="4">
            <text:p>4</text:p>
          </table:table-cell>
          <table:table-cell office:value-type="float" office:value="1.4">
            <text:p>1,4</text:p>
          </table:table-cell>
          <table:table-cell table:formula="of:=[.D28]*[.E28]" office:value-type="float" office:value="5.6">
            <text:p>5,6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SMD-LED rot</text:p>
          </table:table-cell>
          <table:table-cell/>
          <table:table-cell office:value-type="string">
            <text:p><text:a xlink:href="http://www.reichelt.de/SMD-LED-3528-1210-SOT/SMD-LED-3528-RT/index.html?;ACTION=3;LA=2;ARTICLE=31443;GROUPID=3036;artnr=SMD-LED+3528+RT;SID=11Tfzlhn8AAAIAAH9VS3ce237d2eea705dd874d1a6f892940d48b">http://www.reichelt.de/SMD-LED-3528-1210-SOT/SMD-LED-3528-RT/index.html?;ACTION=3;LA=2;ARTICLE=31443;GROUPID=3036;artnr=SMD-LED+3528+RT;SID=11Tfzlhn8AAAIAAH9VS3ce237d2eea705dd874d1a6f892940d48b</text:a></text:p>
          </table:table-cell>
          <table:table-cell office:value-type="float" office:value="10">
            <text:p>10</text:p>
          </table:table-cell>
          <table:table-cell office:value-type="float" office:value="0.16">
            <text:p>0,16</text:p>
          </table:table-cell>
          <table:table-cell table:formula="of:=[.D29]*[.E29]" office:value-type="float" office:value="1.6">
            <text:p>1,6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SMD-LED grün</text:p>
          </table:table-cell>
          <table:table-cell/>
          <table:table-cell office:value-type="string">
            <text:p><text:a xlink:href="http://www.reichelt.de/SMD-LED-3528-1210-SOT/SMD-LED-3528-GN/index.html?;ACTION=3;LA=2;ARTICLE=31444;GROUPID=3036;artnr=SMD-LED+3528+GN;SID=11Tfzlhn8AAAIAAH9VS3ce237d2eea705dd874d1a6f892940d48b">http://www.reichelt.de/SMD-LED-3528-1210-SOT/SMD-LED-3528-GN/index.html?;ACTION=3;LA=2;ARTICLE=31444;GROUPID=3036;artnr=SMD-LED+3528+GN;SID=11Tfzlhn8AAAIAAH9VS3ce237d2eea705dd874d1a6f892940d48b</text:a></text:p>
          </table:table-cell>
          <table:table-cell office:value-type="float" office:value="10">
            <text:p>10</text:p>
          </table:table-cell>
          <table:table-cell office:value-type="float" office:value="0.14">
            <text:p>0,14</text:p>
          </table:table-cell>
          <table:table-cell table:formula="of:=[.D30]*[.E30]" office:value-type="float" office:value="1.4">
            <text:p>1,4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>
          <table:table-cell office:value-type="string">
            <text:p>Pfostenbuchse 2x8 für LCD</text:p>
          </table:table-cell>
          <table:table-cell office:value-type="string">
            <text:p>Pfostenbuchse 16pol. Mit zugentl.</text:p>
          </table:table-cell>
          <table:table-cell office:value-type="string">
            <text:p><text:a xlink:href="http://www.reichelt.de/Pfosten-Wannenstecker/PFL-16/index.html?;ACTION=3;LA=2;ARTICLE=14573;GROUPID=3231;artnr=PFL+16;SID=11Tfzlhn8AAAIAAH9VS3ce237d2eea705dd874d1a6f892940d48b">http://www.reichelt.de/Pfosten-Wannenstecker/PFL-16/index.html?;ACTION=3;LA=2;ARTICLE=14573;GROUPID=3231;artnr=PFL+16;SID=11Tfzlhn8AAAIAAH9VS3ce237d2eea705dd874d1a6f892940d48b</text:a></text:p>
          </table:table-cell>
          <table:table-cell table:formula="of:=2*1" office:value-type="float" office:value="2">
            <text:p>2</text:p>
          </table:table-cell>
          <table:table-cell office:value-type="float" office:value="0.13">
            <text:p>0,13</text:p>
          </table:table-cell>
          <table:table-cell table:formula="of:=[.D31]*[.E31]" office:value-type="float" office:value="0.26">
            <text:p>0,26</text:p>
          </table:table-cell>
          <table:table-cell/>
          <table:table-cell office:value-type="string">
            <text:p>OK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Gesamt:</text:p>
          </table:table-cell>
          <table:table-cell table:formula="of:=SUM([.F7:.F31])" office:value-type="float" office:value="91.368">
            <text:p>91,368</text:p>
          </table:table-cell>
          <table:table-cell office:value-type="string">
            <text:p>EUR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avid um Reicheltkatalog bitten</text:p>
          </table:table-cell>
          <table:table-cell table:number-columns-repeated="6"/>
        </table:table-row>
      </table:table>
      <table:table table:name="Tabelle2" table:style-name="ta1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.12.2011</text:date>, <text:time>00:10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30T07:27:49</meta:creation-date>
    <dc:date>2011-12-28T00:10:42</dc:date>
    <meta:editing-duration>P1DT17H28M51S</meta:editing-duration>
    <meta:editing-cycles>59</meta:editing-cycles>
    <meta:generator>LibreOffice/3.4$Unix LibreOffice_project/340m1$Build-402</meta:generator>
    <meta:document-statistic meta:table-count="3" meta:cell-count="190" meta:object-count="0"/>
  </office:meta>
</office:document-meta>
</file>